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ab6" officeooo:paragraph-rsid="000d4ab6"/>
    </style:style>
    <style:style style:name="P2" style:family="paragraph" style:parent-style-name="Standard">
      <style:paragraph-properties fo:text-align="start" style:justify-single-word="false"/>
      <style:text-properties officeooo:rsid="000f4599" officeooo:paragraph-rsid="000f4599"/>
    </style:style>
    <style:style style:name="P3" style:family="paragraph" style:parent-style-name="Standard">
      <style:paragraph-properties fo:text-align="start" style:justify-single-word="false"/>
      <style:text-properties officeooo:rsid="001086a0" officeooo:paragraph-rsid="001086a0"/>
    </style:style>
    <style:style style:name="P4" style:family="paragraph" style:parent-style-name="Standard">
      <style:paragraph-properties fo:text-align="start" style:justify-single-word="false"/>
      <style:text-properties officeooo:rsid="0011714b" officeooo:paragraph-rsid="0011714b"/>
    </style:style>
    <style:style style:name="P5" style:family="paragraph" style:parent-style-name="Standard">
      <style:paragraph-properties fo:text-align="start" style:justify-single-word="false"/>
      <style:text-properties officeooo:rsid="0012e617" officeooo:paragraph-rsid="0012e617"/>
    </style:style>
    <style:style style:name="P6" style:family="paragraph" style:parent-style-name="Standard">
      <style:paragraph-properties fo:text-align="start" style:justify-single-word="false"/>
      <style:text-properties officeooo:rsid="001464a7" officeooo:paragraph-rsid="001464a7"/>
    </style:style>
    <style:style style:name="T1" style:family="text">
      <style:text-properties officeooo:rsid="0011714b"/>
    </style:style>
    <style:style style:name="T2" style:family="text">
      <style:text-properties officeooo:rsid="00128a1c"/>
    </style:style>
    <style:style style:name="T3" style:family="text">
      <style:text-properties officeooo:rsid="001464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Emmet </text:p>
      <text:p text:style-name="P2">html编辑语法：</text:p>
      <text:p text:style-name="P2">!:<text:span text:style-name="T1">html5</text:span></text:p>
      <text:p text:style-name="P2">标签</text:p>
      <text:p text:style-name="P2">.：类</text:p>
      <text:p text:style-name="P2">#：id</text:p>
      <text:p text:style-name="P2">&gt;：生成子元素</text:p>
      <text:p text:style-name="P2">+：生成兄弟元素</text:p>
      <text:p text:style-name="P2">^：将元素升一级</text:p>
      <text:p text:style-name="P2">*：重复元素（+数字：表示重复的次数）</text:p>
      <text:p text:style-name="P2">()：组合元素</text:p>
      <text:p text:style-name="P2">{}：给元素添加内容</text:p>
      <text:p text:style-name="P2">[]：给元素添加属性</text:p>
      <text:p text:style-name="P3">$:生成数字编号<text:span text:style-name="T2">（</text:span>给名字添加数字<text:span text:style-name="T2">）（$的个数控制数字的输出形式）</text:span></text:p>
      <text:p text:style-name="P4">$@-:使添加的元素按倒序排列</text:p>
      <text:p text:style-name="P5">语法中不能有空格</text:p>
      <text:p text:style-name="P5"/>
      <text:p text:style-name="P5">css</text:p>
      <text:p text:style-name="P5">简写属性和属性值<text:span text:style-name="T3">：</text:span></text:p>
      <text:p text:style-name="P5">w<text:span text:style-name="T3">10：width：10px；</text:span></text:p>
      <text:p text:style-name="P5">b-<text:span text:style-name="T3">2：bottom：2px；</text:span></text:p>
      <text:p text:style-name="P5">posa<text:span text:style-name="T3">：postion：absolute；</text:span></text:p>
      <text:p text:style-name="P6">“-”+属性：加前缀-web或-moz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y </meta:initial-creator>
    <meta:creation-date>2013-12-19T17:33:49.166717128</meta:creation-date>
    <dc:date>2013-12-19T17:58:03.656255367</dc:date>
    <dc:creator>lyy </dc:creator>
    <meta:editing-duration>PT23M38S</meta:editing-duration>
    <meta:editing-cycles>8</meta:editing-cycles>
    <meta:generator>LibreOffice/4.1.3.2$Linux_X86_64 LibreOffice_project/410m0$Build-2</meta:generator>
    <meta:document-statistic meta:table-count="0" meta:image-count="0" meta:object-count="0" meta:page-count="1" meta:paragraph-count="22" meta:word-count="172" meta:character-count="239" meta:non-whitespace-character-count="237"/>
  </office:meta>
</office:document-meta>
</file>